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850000468200002205AB28C523.svm"/>
  <manifest:file-entry manifest:media-type="" manifest:full-path="Pictures/200000630000263E00000B0D33792CB4.svm"/>
  <manifest:file-entry manifest:media-type="" manifest:full-path="Pictures/200000B500004749000013CFF5D3D3E7.svm"/>
  <manifest:file-entry manifest:media-type="" manifest:full-path="Pictures/20000094000034D2000017B46447739C.svm"/>
  <manifest:file-entry manifest:media-type="" manifest:full-path="Pictures/2000007F00003E58000006ACD3E3BC8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font-size="14pt" style:font-size-asian="14pt" style:font-size-complex="14pt"/>
    </style:style>
    <style:style style:name="P2" style:family="paragraph" style:parent-style-name="Text_20_body">
      <style:paragraph-properties fo:line-height="100%"/>
      <style:text-properties style:font-name="Arial"/>
    </style:style>
    <style:style style:name="P3" style:family="paragraph" style:parent-style-name="Text_20_body">
      <style:paragraph-properties fo:line-height="150%"/>
      <style:text-properties style:font-name="Arial"/>
    </style:style>
    <style:style style:name="P4" style:family="paragraph" style:parent-style-name="Text_20_body">
      <style:paragraph-properties fo:line-height="150%"/>
      <style:text-properties style:font-name="Arial" fo:font-size="14pt" fo:font-weight="bold" style:font-size-asian="14pt" style:font-weight-asian="bold" style:font-size-complex="14pt" style:font-weight-complex="bold"/>
    </style:style>
    <style:style style:name="P5" style:family="paragraph" style:parent-style-name="Text_20_body">
      <style:paragraph-properties fo:line-height="150%"/>
      <style:text-properties style:font-name="Arial" fo:font-size="10pt" style:font-size-asian="10pt" style:font-size-complex="10pt"/>
    </style:style>
    <style:style style:name="P6" style:family="paragraph" style:parent-style-name="Text_20_body">
      <style:paragraph-properties fo:line-height="150%"/>
      <style:text-properties style:font-name="Arial" fo:font-weight="normal" style:font-weight-asian="normal" style:font-weight-complex="normal"/>
    </style:style>
    <style:style style:name="P7" style:family="paragraph" style:parent-style-name="Standard">
      <style:paragraph-properties fo:margin-left="0cm" fo:margin-right="0cm" fo:line-height="100%" fo:text-indent="0cm" style:auto-text-indent="false"/>
      <style:text-properties style:font-name="Arial" fo:font-size="14pt" fo:font-weight="bold" style:font-size-asian="14pt" style:font-weight-asian="bold" style:font-size-complex="14pt" style:font-weight-complex="bold"/>
    </style:style>
    <style:style style:name="P8" style:family="paragraph" style:parent-style-name="Standard" style:list-style-name="L2">
      <style:paragraph-properties fo:margin-left="0cm" fo:margin-right="0cm" fo:line-height="100%" fo:text-indent="0cm" style:auto-text-indent="fals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margin-left="0cm" fo:margin-right="0cm" fo:line-height="100%" fo:text-indent="0cm" style:auto-text-indent="false"/>
      <style:text-properties style:font-name="Arial" fo:font-size="12pt" fo:font-weight="normal" style:font-size-asian="12pt" style:font-weight-asian="normal" style:font-size-complex="12pt" style:font-weight-complex="normal"/>
    </style:style>
    <style:style style:name="P10" style:family="paragraph" style:parent-style-name="Standard" style:list-style-name="L2">
      <style:paragraph-properties fo:margin-left="0cm" fo:margin-right="0cm" fo:line-height="100%" fo:text-indent="0cm" style:auto-text-indent="false" fo:break-before="page"/>
      <style:text-properties style:font-name="Arial" fo:font-weight="bold" style:font-weight-asian="bold" style:font-weight-complex="bold"/>
    </style:style>
    <style:style style:name="T1" style:family="text">
      <style:text-properties fo:color="#000000" style:font-name="Arial1" fo:letter-spacing="normal" fo:language="de" fo:country="DE" style:font-name-asian="Arial1" style:font-name-complex="Arial1" style:text-scale="100%"/>
    </style:style>
    <style:style style:name="T2" style:family="text">
      <style:text-properties fo:color="#000000" style:font-name="Arial1" fo:letter-spacing="normal" fo:language="de" fo:country="DE" fo:font-style="italic" style:font-name-asian="Arial1" style:font-style-asian="italic" style:font-name-complex="Arial1" style:font-style-complex="italic" style:text-scale="100%"/>
    </style:style>
    <style:style style:name="T3" style:family="text">
      <style:text-properties fo:color="#000000" style:font-name="Arial1" fo:letter-spacing="normal" fo:language="de" fo:country="DE" fo:font-style="normal" style:font-name-asian="Arial1" style:font-style-asian="normal" style:font-name-complex="Arial1" style:font-style-complex="normal" style:text-scale="100%"/>
    </style:style>
    <style:style style:name="T4" style:family="text">
      <style:text-properties fo:font-size="14pt"/>
    </style:style>
    <style:style style:name="T5" style:family="text">
      <style:text-properties fo:font-size="14pt" style:font-size-asian="14pt" style:font-size-complex="14pt"/>
    </style:style>
    <style:style style:name="T6" style:family="text">
      <style:text-properties style:font-size-asian="14pt"/>
    </style:style>
    <style:style style:name="T7" style:family="text">
      <style:text-properties style:font-size-complex="14pt"/>
    </style:style>
    <style:style style:name="T8"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7. Benutzungsoberfläche</text:h>
      <text:p text:style-name="Text_20_body"><text:span text:style-name="T5"/></text:p>
      <text:p text:style-name="P2">Im Folgenden wird die grobe Dialogstruktur einer fehlerfreien bzw. konﬂiktfreien Benutzung</text:p>
      <text:p text:style-name="P3">des Systems gezeigt. Fehlereingaben haben in der Regel eine Fehlermeldung als Ausgabe und die gewünschte Änderung wird nicht vorgenommen.</text:p>
      <text:p text:style-name="P5">Anm.: <text:span text:style-name="T1">Es ist zu beachten das zwischen Administrator (/F1xxx/) und normalen Nutzer (/F0xxx/) unterschieden wird. Funktionen die anstelle des Nutzers (0/1) mit ein „x“ gekennzeichnet sind, sollen als Nutzerunabhängig angesehen werden.</text:span></text:p>
      <text:p text:style-name="P5"><text:span text:style-name="T1">Weiterhin sind Funktionen die mit einen „?“ anstelle der speziellen Funktionsnummer gekennzeichnet sind, unabhängig von der Funktion zusehen. Dies gilt in der Regel nur für den administrativen Zugriff und somit für die administrativen Funktionen </text:span><text:span text:style-name="T2">Hinzufügen, Bearbeiten </text:span><text:span text:style-name="T3">und </text:span><text:span text:style-name="T2">Löschen, </text:span><text:span text:style-name="T3">da diese Funktionen dem Administrator in der Regel immer zur Verfügung stehen</text:span><text:span text:style-name="T2">.</text:span><text:span text:style-name="T3"> Diese Einschränkung wurde auf Grund der Lesbarkeit vorgenommen.</text:span></text:p>
      <text:p text:style-name="P5"/>
      <text:p text:style-name="P4">7.1 Programmaufruf</text:p>
      <text:p text:style-name="P6"><draw:frame draw:style-name="fr1" draw:name="Grafik1" text:anchor-type="paragraph" svg:width="13.522cm" svg:height="6.068cm" draw:z-index="0"><draw:image xlink:href="Pictures/20000094000034D2000017B46447739C.svm" xlink:type="simple" xlink:show="embed" xlink:actuate="onLoad"/></draw:frame></text:p>
      <text:list xml:id="list34453712" text:style-name="L2">
        <text:list-item>
          <text:list>
            <text:list-header>
              <text:p text:style-name="P10"><text:span text:style-name="T5">7.2 Stammdatenpflege</text:span></text:p>
              <text:p text:style-name="P8"/>
            </text:list-header>
          </text:list>
        </text:list-item>
      </text:list>
      <text:p text:style-name="P7"><draw:frame draw:style-name="fr2" draw:name="Grafik2" text:anchor-type="paragraph" svg:width="16.999cm" svg:height="8.2cm" draw:z-index="3"><draw:image xlink:href="Pictures/200001850000468200002205AB28C523.svm" xlink:type="simple" xlink:show="embed" xlink:actuate="onLoad"/></draw:frame></text:p>
      <text:p text:style-name="P9"/>
      <text:list xml:id="list34585139" text:continue-numbering="true" text:style-name="L2">
        <text:list-item>
          <text:list>
            <text:list-header>
              <text:p text:style-name="P8">7.3 Planerstellung</text:p>
              <text:p text:style-name="P8"/>
              <text:p text:style-name="P8"><draw:frame draw:style-name="fr1" draw:name="Grafik3" text:anchor-type="paragraph" svg:width="15.96cm" svg:height="1.707cm" draw:z-index="4"><draw:image xlink:href="Pictures/2000007F00003E58000006ACD3E3BC84.svm" xlink:type="simple" xlink:show="embed" xlink:actuate="onLoad"/></draw:frame></text:p>
              <text:p text:style-name="P8">7.4 Sprache</text:p>
              <text:p text:style-name="P8"/>
              <text:p text:style-name="P8"><draw:frame draw:style-name="fr1" draw:name="Grafik4" text:anchor-type="paragraph" svg:width="9.79cm" svg:height="2.829cm" draw:z-index="1"><draw:image xlink:href="Pictures/200000630000263E00000B0D33792CB4.svm" xlink:type="simple" xlink:show="embed" xlink:actuate="onLoad"/></draw:frame></text:p>
              <text:p text:style-name="P8">7.5 Benutzerverwaltung</text:p>
              <text:p text:style-name="P8"/>
              <text:p text:style-name="P8"><draw:frame draw:style-name="fr2" draw:name="Grafik5" text:anchor-type="paragraph" svg:width="16.999cm" svg:height="4.722cm" draw:z-index="2"><draw:image xlink:href="Pictures/200000B500004749000013CFF5D3D3E7.svm" xlink:type="simple" xlink:show="embed" xlink:actuate="onLoad"/></draw:frame></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ji </meta:initial-creator>
    <meta:creation-date>2009-07-31T14:27:54.65</meta:creation-date>
    <meta:document-statistic meta:table-count="0" meta:image-count="5" meta:object-count="0" meta:page-count="2" meta:paragraph-count="10" meta:word-count="133" meta:character-count="995"/>
    <dc:date>2009-07-31T14:49:07.93</dc:date>
    <dc:creator>Paji </dc:creator>
    <meta:editing-duration>PT00H05M52S</meta:editing-duration>
    <meta:editing-cycles>1</meta:editing-cycles>
    <meta:generator>OpenOffice.org/3.1$Win32 OpenOffice.org_project/310m11$Build-9399</meta:generator>
  </office:meta>
</office:document-meta>
</file>